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30pt" style:font-size-asian="30pt" style:font-size-complex="30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text:span text:style-name="T3"><draw:frame draw:id="id0" draw:style-name="a0" draw:name="Picture 1" text:anchor-type="as-char" svg:x="0in" svg:y="0in" svg:width="5.90625in" svg:height="6.7291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JonMMx 2000</dc:creator>
    <meta:creation-date>2019-08-26T09:11:00Z</meta:creation-date>
    <dc:date>2019-08-26T09:11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